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9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. S. O. Ajayi</text:p>
          </table:table-cell>
          <table:table-cell table:style-name="ce5" office:value-type="string" calcext:value-type="string">
            <text:p>NEPHROLOGY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8034713299" calcext:value-type="float">
            <text:p>8034713299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. Y. R. Raji</text:p>
          </table:table-cell>
          <table:table-cell table:style-name="ce5" office:value-type="string" calcext:value-type="string">
            <text:p>NEPHROLOGY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3569700" calcext:value-type="float">
            <text:p>8033569700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IZ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00117671" calcext:value-type="float">
            <text:p>8100117671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ASH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58288624" calcext:value-type="float">
            <text:p>8058288624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SOJIMI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65218788" calcext:value-type="float">
            <text:p>7065218788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DADA TAIWO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61806035" calcext:value-type="float">
            <text:p>8161806035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ONIYIDE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9317023" calcext:value-type="float">
            <text:p>8139317023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YEMETU, IBADAN</text:p>
          </table:table-cell>
          <table:table-cell table:style-name="ce5" office:value-type="float" office:value="8076186796" calcext:value-type="float">
            <text:p>8076186796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CO-Q10 (1 BOX), FIBRONIL (4 BOXES), CARDIOCAP(1 CTN), BP CAP(2 BOXES), RENOAID(2 BOXES), NERVERON (1 CTN) #1,248,360</text:p>
          </table:table-cell>
          <table:table-cell table:style-name="ce5" office:value-type="string" calcext:value-type="string">
            <text:p>PAYMENT TO BE MADE TODAY OR TOMORROW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TOYIN</text:p>
          </table:table-cell>
          <table:table-cell table:style-name="ce5" office:value-type="string" calcext:value-type="string">
            <text:p>ASLAN PHARMACY</text:p>
          </table:table-cell>
          <table:table-cell table:style-name="ce9" office:value-type="string" calcext:value-type="string">
            <text:p>OPP. UCH IBADAN</text:p>
          </table:table-cell>
          <table:table-cell table:style-name="ce6" office:value-type="float" office:value="9051407097" calcext:value-type="float">
            <text:p>9051407097</text:p>
          </table:table-cell>
          <table:table-cell table:style-name="ce6" office:value-type="string" calcext:value-type="string">
            <text:p>FRATONEBETIC (1 BOX), NERVERON(6 PACKS), CO-Q10 FORTE(NOT AVAILABLE)</text:p>
          </table:table-cell>
          <table:table-cell table:style-name="ce6" office:value-type="string" calcext:value-type="string">
            <text:p>FRATONEBETIC (1 BOX) #18,000, NERVERON(6 PACKS) #49,800 = #67,800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GBENGA</text:p>
          </table:table-cell>
          <table:table-cell table:style-name="ce20" office:value-type="string" calcext:value-type="string">
            <text:p>MOSH PHARMACY</text:p>
          </table:table-cell>
          <table:table-cell table:style-name="ce9" office:value-type="string" calcext:value-type="string">
            <text:p>AARE JUNCTION, BODIJA</text:p>
          </table:table-cell>
          <table:table-cell table:style-name="ce6" office:value-type="float" office:value="9039275492" calcext:value-type="float">
            <text:p>9039275492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SHOWED INTEREST IN CARDIOCAP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DAWODU</text:p>
          </table:table-cell>
          <table:table-cell table:style-name="ce20" office:value-type="string" calcext:value-type="string">
            <text:p>DIADEM PHARMACY</text:p>
          </table:table-cell>
          <table:table-cell table:style-name="ce9" office:value-type="string" calcext:value-type="string">
            <text:p>OJO, IBADAN</text:p>
          </table:table-cell>
          <table:table-cell table:style-name="ce6" office:value-type="float" office:value="8062453391" calcext:value-type="float">
            <text:p>8062453391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WENT TO REMIND HIM OF MY PRODUCT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OSARO</text:p>
          </table:table-cell>
          <table:table-cell table:style-name="ce20" office:value-type="string" calcext:value-type="string">
            <text:p>MARYKAY PHARMACY</text:p>
          </table:table-cell>
          <table:table-cell table:style-name="ce9" office:value-type="string" calcext:value-type="string">
            <text:p>OJO ROAD, IBADAN</text:p>
          </table:table-cell>
          <table:table-cell table:style-name="ce6" office:value-type="float" office:value="8171814200" calcext:value-type="float">
            <text:p>817181420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SHOWED INTEREST IN CARDIOCAP, EYEMAX/FORTE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0T07:13:32.690019026</dc:date>
    <meta:generator>LibreOffice/7.3.7.2$Linux_X86_64 LibreOffice_project/30$Build-2</meta:generator>
    <meta:editing-duration>PT2H9M35S</meta:editing-duration>
    <meta:editing-cycles>22</meta:editing-cycles>
    <meta:document-statistic meta:table-count="1" meta:cell-count="123" meta:object-count="0"/>
    <meta:user-defined meta:name="AppVersion">16.0300</meta:user-defined>
  </office:meta>
</office:document-meta>
</file>